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/>Ball boucning around by itself.</text:p>
      <text:p text:style-name="Standard"/>
      <text:p text:style-name="Standard">Set in one direction, when it hits wall it bounces naturally in opposite direction.</text:p>
      <text:p text:style-name="Standard"/>
      <text:p text:style-name="Standard"/>
      <text:p text:style-name="Standard">If ball_x = stage_width then speed =- speed </text:p>
      <text:p text:style-name="Standard"/>
      <text:p text:style-name="Standard">we need a speed property. Both left right and up down</text:p>
      <text:p text:style-name="Standard"/>
      <text:p text:style-name="Standard">speed_horizontal</text:p>
      <text:p text:style-name="Standard">speed_vertical</text:p>
      <text:p text:style-name="Standard"/>
      <text:p text:style-name="Standard">if <text:s/>(pos_x == 0 || pos_x == stage_width)</text:p>
      <text:p text:style-name="Standard"><text:s/>speed_horizontal = -speed_horizontal</text:p>
      <text:p text:style-name="Standard"/>
      <text:p text:style-name="Standard"/>
      <text:p text:style-name="Standard">if <text:s/>(pos_y == 0 || pos_y == stage_height)</text:p>
      <text:p text:style-name="Standard">speed_verticall = -speed_vertical</text:p>
      <text:p text:style-name="Standard"/>
      <text:p text:style-name="Standard"/>
      <text:p text:style-name="Standard">to get gliding motion. </text:p>
      <text:p text:style-name="Standard"/>
      <text:p text:style-name="Standard">Use key down event listener, keeps firing while key is held down and use key up to stop firing.</text:p>
      <text:p text:style-name="Standard"/>
      <text:p text:style-name="Standard"><text:s/>Use a boolean fla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2-03T02:22:42</dc:date>
    <meta:generator>OpenOffice/4.1.3$Unix OpenOffice.org_project/413m1$Build-9783</meta:generator>
    <meta:document-statistic meta:table-count="0" meta:image-count="0" meta:object-count="0" meta:page-count="1" meta:paragraph-count="13" meta:word-count="89" meta:character-count="530"/>
    <meta:editing-duration>PT5H37M58S</meta:editing-duration>
    <meta:editing-cycles>1</meta:editing-cycles>
  </office:meta>
</office:document-meta>
</file>